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711cm" table:align="margins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19.711cm" style:rel-column-width="65535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" style:family="table">
      <style:table-properties style:width="19.711cm" table:align="margins" fo:background-color="transparent" style:writing-mode="lr-tb">
        <style:background-image/>
      </style:table-properties>
    </style:style>
    <style:style style:name="Таблица2.A" style:family="table-column">
      <style:table-column-properties style:column-width="19.711cm" style:rel-column-width="65535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3" style:family="table">
      <style:table-properties style:width="19.711cm" table:align="margins" fo:background-color="transparent" style:writing-mode="lr-tb">
        <style:background-image/>
      </style:table-properties>
    </style:style>
    <style:style style:name="Таблица3.A" style:family="table-column">
      <style:table-column-properties style:column-width="19.711cm" style:rel-column-width="65535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HTML_20_Preformatted">
      <style:paragraph-properties fo:margin-left="0cm" fo:margin-right="0cm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b4cbf"/>
    </style:style>
    <style:style style:name="P2" style:family="paragraph" style:parent-style-name="HTML_20_Preformatted">
      <style:paragraph-properties fo:margin-left="0cm" fo:margin-right="0cm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officeooo:paragraph-rsid="001b4cbf" style:font-size-asian="10pt" style:font-name-complex="Courier New2" style:font-size-complex="10pt"/>
    </style:style>
    <style:style style:name="P3" style:family="paragraph" style:parent-style-name="Standard" style:list-style-name="">
      <style:paragraph-properties fo:margin-left="0cm" fo:margin-right="0cm" fo:margin-top="0.176cm" fo:margin-bottom="0.176cm" style:contextual-spacing="false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b4cbf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officeooo:paragraph-rsid="001b4cbf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officeooo:paragraph-rsid="001e7c41" style:font-size-asian="10pt" style:font-size-complex="10pt"/>
    </style:style>
    <style:style style:name="P8" style:family="paragraph" style:parent-style-name="Standard" style:list-style-name="">
      <style:paragraph-properties fo:margin-left="0cm" fo:margin-right="0cm" fo:margin-top="0.176cm" fo:margin-bottom="0.176cm" style:contextual-spacing="false" fo:text-indent="0cm" style:auto-text-indent="false" style:writing-mode="lr-tb"/>
      <style:text-properties style:font-name="Times New Roman"/>
    </style:style>
    <style:style style:name="P9" style:family="paragraph" style:parent-style-name="Standard" style:list-style-name="">
      <style:paragraph-properties fo:margin-left="0cm" fo:margin-right="0cm" fo:margin-top="0.176cm" fo:margin-bottom="0.176cm" style:contextual-spacing="false" fo:text-indent="0cm" style:auto-text-indent="false" style:writing-mode="lr-tb"/>
      <style:text-properties style:font-name="Times New Roman" officeooo:paragraph-rsid="001b4cbf"/>
    </style:style>
    <style:style style:name="P10" style:family="paragraph" style:parent-style-name="Standard">
      <style:paragraph-properties fo:margin-left="0cm" fo:margin-right="0cm" fo:margin-top="0.176cm" fo:margin-bottom="0.176cm" style:contextual-spacing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1" fo:font-size="10pt" officeooo:paragraph-rsid="001b4cbf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1" fo:font-size="10pt" officeooo:paragraph-rsid="001e7c41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1" fo:font-size="10pt" officeooo:paragraph-rsid="001f83c5" style:font-size-asian="10pt" style:font-size-complex="10pt"/>
    </style:style>
    <style:style style:name="P14" style:family="paragraph" style:parent-style-name="Standard">
      <style:text-properties fo:color="#000000" loext:opacity="100%" style:font-name="Courier New1" fo:font-size="10pt" officeooo:paragraph-rsid="001f83c5" style:font-size-asian="10pt" style:font-size-complex="10pt"/>
    </style:style>
    <style:style style:name="T1" style:family="text">
      <style:text-properties fo:font-size="18pt" fo:font-weight="bold" style:font-name-asian="Times New Roman1" style:font-size-asian="18pt" style:language-asian="ru" style:country-asian="RU" style:font-weight-asian="bold" style:font-name-complex="Calibri1" style:font-size-complex="18pt" style:font-weight-complex="bold"/>
    </style:style>
    <style:style style:name="T2" style:family="text">
      <style:text-properties style:font-name="Courier New" fo:font-size="10pt" style:font-size-asian="10pt" style:language-asian="ru" style:country-asian="RU" style:font-name-complex="Courier New2" style:font-size-complex="10pt"/>
    </style:style>
    <style:style style:name="T3" style:family="text">
      <style:text-properties style:font-name="Courier New" fo:language="ru" fo:country="RU" style:language-asian="ru" style:country-asian="RU" style:font-name-complex="Courier New2" style:language-complex="ar" style:country-complex="SA"/>
    </style:style>
    <style:style style:name="T4" style:family="text">
      <style:text-properties style:font-name="Courier New" style:language-asian="ru" style:country-asian="RU" style:font-name-complex="Courier New2"/>
    </style:style>
    <style:style style:name="T5" style:family="text">
      <style:text-properties style:font-name="Courier New" officeooo:rsid="001e7c41" style:language-asian="ru" style:country-asian="RU" style:font-name-complex="Courier New2"/>
    </style:style>
    <style:style style:name="T6" style:family="text">
      <style:text-properties style:font-name="Courier New" fo:font-size="18pt" fo:language="ru" fo:country="RU" fo:font-weight="bold" style:font-name-asian="Times New Roman1" style:font-size-asian="18pt" style:language-asian="ru" style:country-asian="RU" style:font-weight-asian="bold" style:font-name-complex="Courier New2" style:font-size-complex="18pt" style:language-complex="ar" style:country-complex="SA" style:font-weight-complex="bold"/>
    </style:style>
    <style:style style:name="T7" style:family="text">
      <style:text-properties fo:language="ru" fo:country="RU" style:language-asian="en" style:country-asian="US" style:language-complex="ar" style:country-complex="SA"/>
    </style:style>
    <style:style style:name="T8" style:family="text">
      <style:text-properties fo:language="ru" fo:country="RU" style:language-asian="ru" style:country-asian="RU" style:language-complex="ar" style:country-complex="SA"/>
    </style:style>
    <style:style style:name="T9" style:family="text">
      <style:text-properties fo:language="ru" fo:country="RU" style:language-asian="ru" style:country-asian="RU" style:font-name-complex="Courier New2" style:language-complex="ar" style:country-complex="SA"/>
    </style:style>
    <style:style style:name="T10" style:family="text">
      <style:text-properties fo:language="ru" fo:country="RU" style:font-name-asian="Calibri1" style:language-asian="ru" style:country-asian="RU" style:language-complex="ar" style:country-complex="SA"/>
    </style:style>
    <style:style style:name="T11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Calibri1" style:font-size-complex="18pt" style:font-weight-complex="bold"/>
    </style:style>
    <style:style style:name="T12" style:family="text">
      <style:text-properties style:font-name="Liberation Serif" fo:font-size="18pt" fo:font-weight="bold" style:font-name-asian="Times New Roman1" style:font-size-asian="18pt" style:language-asian="ru" style:country-asian="RU" style:font-weight-asian="bold" style:font-name-complex="Calibri1" style:font-size-complex="18pt" style:font-weight-complex="bold"/>
    </style:style>
    <style:style style:name="T13" style:family="text">
      <style:text-properties style:font-name-asian="Times New Roman1" style:language-asian="ru" style:country-asian="RU" style:font-name-complex="Calibri1"/>
    </style:style>
    <style:style style:name="T14" style:family="text">
      <style:text-properties style:font-name-asian="Times New Roman1" style:language-asian="ru" style:country-asian="RU" style:font-name-complex="Calibri1" style:font-weight-complex="bold"/>
    </style:style>
    <style:style style:name="T15" style:family="text">
      <style:text-properties style:font-name-asian="Times New Roman1" style:language-asian="ru" style:country-asian="RU" style:font-name-complex="Calibri1" style:font-style-complex="italic"/>
    </style:style>
    <style:style style:name="T16" style:family="text">
      <style:text-properties officeooo:rsid="0022e480" style:font-name-asian="Times New Roman1" style:language-asian="ru" style:country-asian="RU" style:font-name-complex="Calibri1"/>
    </style:style>
    <style:style style:name="T17" style:family="text">
      <style:text-properties style:language-asian="ru" style:country-asian="RU" style:font-name-complex="Courier New2"/>
    </style:style>
    <style:style style:name="T18" style:family="text">
      <style:text-properties officeooo:rsid="001e7c41" style:language-asian="ru" style:country-asian="RU" style:font-name-complex="Courier New2"/>
    </style:style>
    <style:style style:name="T19" style:family="text">
      <style:text-properties officeooo:rsid="001e7c41" style:language-asian="ru" style:country-asian="RU" style:font-name-complex="Courier New2"/>
    </style:style>
    <style:style style:name="T20" style:family="text">
      <style:text-properties style:language-asian="ru" style:country-asian="RU" style:font-name-complex="Courier New2"/>
    </style:style>
    <style:style style:name="T21" style:family="text">
      <style:text-properties style:language-asian="ru" style:country-asian="RU" style:font-name-complex="Courier New2"/>
    </style:style>
    <style:style style:name="T22" style:family="text">
      <style:text-properties officeooo:rsid="001e7c41"/>
    </style:style>
    <style:style style:name="T23" style:family="text">
      <style:text-properties fo:color="#000000" loext:opacity="100%" style:font-name="Cascadia Mono" fo:font-size="9.5pt" style:font-size-asian="9.5pt"/>
    </style:style>
    <style:style style:name="T24" style:family="text">
      <style:text-properties fo:color="#000000" loext:opacity="100%" style:font-name="Cascadia Mono" fo:font-size="9.5pt" officeooo:rsid="001e7c41" style:font-size-asian="9.5pt" style:language-asian="ru" style:country-asian="RU" style:font-name-complex="Courier New2"/>
    </style:style>
    <style:style style:name="T25" style:family="text">
      <style:text-properties fo:color="#000000" loext:opacity="100%" style:font-name="Cascadia Mono" fo:font-size="9.5pt" style:font-size-asian="9.5pt" style:language-asian="ru" style:country-asian="RU" style:font-name-complex="Courier New2"/>
    </style:style>
    <style:style style:name="T26" style:family="text">
      <style:text-properties fo:color="#000000" loext:opacity="100%" style:font-name="Cascadia Mono" fo:font-size="9.5pt" officeooo:rsid="001e7c41" style:font-size-asian="9.5pt"/>
    </style:style>
    <style:style style:name="T27" style:family="text">
      <style:text-properties fo:color="#000000" loext:opacity="100%" style:font-name="Cascadia Mono" officeooo:rsid="001e7c41" style:language-asian="ru" style:country-asian="RU" style:font-name-complex="Courier New2"/>
    </style:style>
    <style:style style:name="T28" style:family="text">
      <style:text-properties fo:color="#000000" loext:opacity="100%" style:font-name="Cascadia Mono" style:language-asian="ru" style:country-asian="RU" style:font-name-complex="Courier New2"/>
    </style:style>
    <style:style style:name="T29" style:family="text">
      <style:text-properties fo:color="#000000" loext:opacity="100%" style:font-name="Cascadia Mono"/>
    </style:style>
    <style:style style:name="T30" style:family="text">
      <style:text-properties fo:color="#000000" loext:opacity="100%" style:font-name="Cascadia Mono" officeooo:rsid="001e7c41"/>
    </style:style>
    <style:style style:name="T31" style:family="text">
      <style:text-properties fo:color="#000000" loext:opacity="100%" style:font-name="Courier New" fo:font-size="10pt" style:font-size-asian="10pt" style:language-asian="ru" style:country-asian="RU" style:font-name-complex="Courier New2" style:font-size-complex="10pt"/>
    </style:style>
    <style:style style:name="T32" style:family="text">
      <style:text-properties fo:color="#000000" loext:opacity="100%" style:font-name="Courier New" fo:font-size="10pt" officeooo:rsid="001e7c41" style:font-size-asian="10pt" style:language-asian="ru" style:country-asian="RU" style:font-name-complex="Courier New2" style:font-size-complex="10pt"/>
    </style:style>
    <style:style style:name="T33" style:family="text">
      <style:text-properties fo:color="#000000" loext:opacity="100%" style:font-name="Courier New" style:language-asian="ru" style:country-asian="RU" style:font-name-complex="Courier New2"/>
    </style:style>
    <style:style style:name="T34" style:family="text">
      <style:text-properties fo:color="#000000" loext:opacity="100%" style:font-name="Courier New" officeooo:rsid="001e7c41" style:language-asian="ru" style:country-asian="RU" style:font-name-complex="Courier New2"/>
    </style:style>
    <style:style style:name="T35" style:family="text">
      <style:text-properties fo:color="#000000" loext:opacity="100%" officeooo:rsid="001e7c41" style:language-asian="ru" style:country-asian="RU" style:font-name-complex="Courier New2"/>
    </style:style>
    <style:style style:name="T36" style:family="text">
      <style:text-properties fo:color="#000000" loext:opacity="100%" style:language-asian="ru" style:country-asian="RU" style:font-name-complex="Courier New2"/>
    </style:style>
    <style:style style:name="T37" style:family="text">
      <style:text-properties fo:color="#000000" loext:opacity="100%"/>
    </style:style>
    <style:style style:name="T38" style:family="text">
      <style:text-properties fo:color="#000000" loext:opacity="100%" officeooo:rsid="001e7c41"/>
    </style:style>
    <style:style style:name="T39" style:family="text">
      <style:text-properties fo:color="#0000ff" loext:opacity="100%" style:font-name="Cascadia Mono" fo:font-size="9.5pt" style:font-size-asian="9.5pt"/>
    </style:style>
    <style:style style:name="T40" style:family="text">
      <style:text-properties fo:color="#0000ff" loext:opacity="100%" style:font-name="Cascadia Mono"/>
    </style:style>
    <style:style style:name="T41" style:family="text">
      <style:text-properties fo:color="#0000ff" loext:opacity="100%" style:font-name="Cascadia Mono" style:language-asian="ru" style:country-asian="RU" style:font-name-complex="Courier New2"/>
    </style:style>
    <style:style style:name="T42" style:family="text">
      <style:text-properties fo:color="#0000ff" loext:opacity="100%"/>
    </style:style>
    <style:style style:name="T43" style:family="text">
      <style:text-properties fo:color="#0000ff" loext:opacity="100%" style:language-asian="ru" style:country-asian="RU" style:font-name-complex="Courier New2"/>
    </style:style>
    <style:style style:name="T44" style:family="text"/>
    <style:style style:name="T45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<text:span text:style-name="T1">Технический текст</text:span></text:h>
      <text:p text:style-name="P10"><text:span text:style-name="T13">* <text:s/>В </text:span><text:span text:style-name="T16">о</text:span><text:span text:style-name="T14">бозревателе решений</text:span><text:span text:style-name="T13"> выберите пункт </text:span><text:span text:style-name="T14">Add</text:span><text:span text:style-name="T13">(Добавить) &gt; </text:span><text:span text:style-name="T14">New Folder</text:span><text:span text:style-name="T13">(Новая папка). <text:line-break/> <text:s text:c="3"/>Присвойте папке имя </text:span><text:span text:style-name="T15">Models</text:span><text:span text:style-name="T13">.</text:span></text:p>
      <text:p text:style-name="P10"><text:span text:style-name="T13">* <text:s/>Щёлкните правой кнопкой мыши папку </text:span><text:span text:style-name="T15">Models</text:span><text:span text:style-name="T13">. <text:line-break/> <text:s text:c="3"/>Выберите </text:span><text:span text:style-name="T14">Добавить</text:span><text:span text:style-name="T13"> &gt; </text:span><text:span text:style-name="T14">Класс</text:span><text:span text:style-name="T13">. Присвойте классу имя </text:span><text:span text:style-name="T15">Movie</text:span><text:span text:style-name="T13">.</text:span></text:p>
      <text:p text:style-name="P10"><text:span text:style-name="T13">* <text:s/>Добавьте в класс Movie следующие свойства:</text:span><text:line-break/><text:span text:style-name="T13"> <text:s text:c="3"/># <text:s/>Id (Guid)</text:span><text:line-break/><text:span text:style-name="T13"> <text:s text:c="3"/># <text:s/>Title (String)</text:span><text:line-break/><text:span text:style-name="T13"> <text:s text:c="3"/># <text:s/>CreateAt (DateTime) с атрибутом </text:span><text:span text:style-name="T17">[DataType(DataType.Date)]</text:span><text:span text:style-name="T13"> <text:s text:c="3"/></text:span></text:p>
      <text:h text:style-name="P8" text:outline-level="2"><text:span text:style-name="T1">Код C#</text:span></text:h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<text:span text:style-name="T17">namespace WebApi.v1.Controllers</text:span></text:p>
            <text:p text:style-name="P11"><text:span text:style-name="T17">{ <text:s text:c="3"/></text:span></text:p>
            <text:p text:style-name="P11"><text:span text:style-name="T17"><text:s text:c="4"/>[ApiController]</text:span></text:p>
            <text:p text:style-name="P11"><text:span text:style-name="T17"><text:s text:c="4"/>[ApiVersion("1.0")]</text:span></text:p>
            <text:p text:style-name="P11"><text:span text:style-name="T17"><text:s text:c="4"/>[Route("api/v{version:apiVersion}/[controller]")]</text:span></text:p>
            <text:p text:style-name="P11"><text:span text:style-name="T17"><text:s text:c="4"/>[ProducesResponseType(StatusCodes.Status400BadRequest)]</text:span></text:p>
            <text:p text:style-name="P11"><text:span text:style-name="T17"><text:s text:c="4"/>public class AttributesController : ControllerBase</text:span></text:p>
            <text:p text:style-name="P11"><text:span text:style-name="T17"><text:s text:c="4"/>{</text:span></text:p>
            <text:p text:style-name="P11"><text:span text:style-name="T17"><text:s text:c="8"/>// &lt;summary&gt;</text:span></text:p>
            <text:p text:style-name="P11"><text:span text:style-name="T17"><text:s text:c="8"/>/// Предоставляет атрибут</text:span></text:p>
            <text:p text:style-name="P11"><text:span text:style-name="T17"><text:s text:c="8"/>/// &lt;/summary&gt;</text:span></text:p>
            <text:p text:style-name="P11"><text:span text:style-name="T17"><text:s text:c="8"/>/// &lt;param name="</text:span><text:span text:style-name="T18">id</text:span><text:span text:style-name="T17">"&gt;Идентификатор атрибута&lt;/param&gt;</text:span></text:p>
            <text:p text:style-name="P11"><text:span text:style-name="T17"><text:s text:c="8"/>/// &lt;returns&gt;Атрибут&lt;/returns&gt;</text:span></text:p>
            <text:p text:style-name="P11"><text:span text:style-name="T17"><text:s text:c="8"/>[HttpGet("{attributeId}")]</text:span></text:p>
            <text:p text:style-name="P11"><text:span text:style-name="T17"><text:s text:c="8"/>[ProducesResponseType(StatusCodes.Status404NotFound)]</text:span></text:p>
            <text:p text:style-name="P11"><text:span text:style-name="T17"><text:s text:c="8"/>public async Task&lt;ActionResult&lt;AttributeDto&gt;&gt; GetAttributeAsync(string </text:span><text:span text:style-name="T18">id</text:span><text:span text:style-name="T17">)</text:span></text:p>
            <text:p text:style-name="P11"><text:span text:style-name="T17"><text:s text:c="8"/>{</text:span></text:p>
            <text:p text:style-name="P12"><text:span text:style-name="T17"><text:s text:c="12"/></text:span><text:span text:style-name="T19">AttributeData data = </text:span><text:span text:style-name="T44">await</text:span><text:span text:style-name="T44"> _service.GetAttributeAsync(o =&gt;</text:span></text:p>
            <text:p text:style-name="P14"><text:span text:style-name="T44"><text:s text:c="12"/>{</text:span></text:p>
            <text:p text:style-name="P14"><text:span text:style-name="T44"><text:s text:c="16"/>o.Mask = </text:span><text:span text:style-name="T22">DEF_</text:span><text:span text:style-name="T44">ALL;</text:span></text:p>
            <text:p text:style-name="P12"><text:span text:style-name="T44"><text:s text:c="12"/>}, id);</text:span></text:p>
            <text:p text:style-name="P11"><text:span text:style-name="T17"/></text:p>
            <text:p text:style-name="P13"><text:span text:style-name="T17"><text:s text:c="12"/>return Ok(_mapper.Map&lt;AttributeDto&gt;(</text:span><text:span text:style-name="T20">new</text:span><text:span text:style-name="T20"> EJAttribute</text:span></text:p>
            <text:p text:style-name="P14"><text:span text:style-name="T44"><text:s text:c="12"/>{</text:span></text:p>
            <text:p text:style-name="P14"><text:span text:style-name="T44"><text:s text:c="16"/>Id = data.Id,</text:span></text:p>
            <text:p text:style-name="P14"><text:span text:style-name="T44"><text:s text:c="16"/>Name = </text:span><text:span text:style-name="T22">$</text:span><text:span text:style-name="T20">"</text:span><text:span text:style-name="T19">{</text:span><text:span text:style-name="T44">data.Name</text:span><text:span text:style-name="T22">} - устарел</text:span><text:span text:style-name="T19">"</text:span><text:span text:style-name="T44">,</text:span></text:p>
            <text:p text:style-name="P13"><text:span text:style-name="T20"><text:s text:c="12"/>}</text:span><text:span text:style-name="T17">));</text:span></text:p>
            <text:p text:style-name="P11"><text:span text:style-name="T17"><text:s text:c="8"/>}</text:span></text:p>
            <text:p text:style-name="P11"><text:span text:style-name="T17"><text:s text:c="4"/>}</text:span></text:p>
            <text:p text:style-name="P11"><text:span text:style-name="T17">}</text:span></text:p>
          </table:table-cell>
        </table:table-row>
      </table:table>
      <text:p text:style-name="P5"><text:span text:style-name="T4"/></text:p>
      <text:h text:style-name="P9" text:outline-level="2"><text:span text:style-name="T1">Код Bash</text:span><text:bookmark-start text:name="OLE_LINK1"/></text:h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"><text:span text:style-name="HTML_20_Code"><text:span text:style-name="T7">#!/bin/bash</text:span></text:span></text:p>
            <text:p text:style-name="P4"><text:span text:style-name="HTML_20_Code"><text:span text:style-name="T7">USER=$(</text:span></text:span><text:span text:style-name="T2">whoami</text:span><text:span text:style-name="HTML_20_Code"><text:span text:style-name="T7">)</text:span></text:span></text:p>
            <text:p text:style-name="P4"><text:span text:style-name="HTML_20_Code"><text:span text:style-name="T7">ALLOWED=$(</text:span></text:span><text:span text:style-name="T2">who -T | awk '{print $2}'</text:span><text:span text:style-name="HTML_20_Code"><text:span text:style-name="T7">)</text:span></text:span></text:p>
            <text:p text:style-name="P1"><text:span text:style-name="hljs-keyword"><text:span text:style-name="T3">if</text:span></text:span><text:span text:style-name="HTML_20_Code"><text:span text:style-name="T8"> [ </text:span></text:span><text:span text:style-name="hljs-variable"><text:span text:style-name="T3">$</text:span></text:span><text:span text:style-name="HTML_20_Code"><text:span text:style-name="T10">ALLOWED</text:span></text:span><text:span text:style-name="HTML_20_Code"><text:span text:style-name="T8"> != </text:span></text:span><text:span text:style-name="hljs-string"><text:span text:style-name="T3">"+"</text:span></text:span><text:span text:style-name="HTML_20_Code"><text:span text:style-name="T8"> ]</text:span></text:span></text:p>
            <text:p text:style-name="P1"><text:span text:style-name="hljs-keyword"><text:span text:style-name="T3">then</text:span></text:span></text:p>
            <text:p text:style-name="P1"><text:span text:style-name="hljs-built_5f_in"><text:span text:style-name="T3"><text:s text:c="2"/>echo</text:span></text:span><text:span text:style-name="HTML_20_Code"><text:span text:style-name="T8"> </text:span></text:span><text:span text:style-name="hljs-string"><text:span text:style-name="T3">"</text:span></text:span><text:span text:style-name="hljs-variable"><text:span text:style-name="T3">$</text:span></text:span><text:span text:style-name="HTML_20_Code"><text:span text:style-name="T10">USER</text:span></text:span><text:span text:style-name="hljs-string"><text:span text:style-name="T3"> allowed messages"</text:span></text:span></text:p>
            <text:p text:style-name="P1"><text:span text:style-name="hljs-built_5f_in"><text:span text:style-name="T3"><text:s text:c="2"/>exit</text:span></text:span></text:p>
            <text:p text:style-name="P2"><text:span text:style-name="hljs-keyword"><text:span text:style-name="T8">fi</text:span></text:span></text:p>
          </table:table-cell>
        </table:table-row>
      </table:table>
      <text:p text:style-name="P1"><text:span text:style-name="hljs-keyword"><text:span text:style-name="T6"/></text:span></text:p>
      <text:p text:style-name="P1"><text:span text:style-name="T11">Код Jsp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"><text:span text:style-name="nt"><text:span text:style-name="T3">&lt;p&gt;</text:span></text:span>Counting to three:<text:span text:style-name="nt"><text:span text:style-name="T3">&lt;/p&gt;</text:span></text:span></text:p>
            <text:p text:style-name="P1"><text:span text:style-name="k"><text:span text:style-name="T3">&lt;%</text:span></text:span> <text:span text:style-name="k"><text:span text:style-name="T3">for</text:span></text:span> <text:span text:style-name="p"><text:span text:style-name="T3">(</text:span></text:span><text:span text:style-name="kt"><text:span text:style-name="T3">int</text:span></text:span> <text:span text:style-name="n"><text:span text:style-name="T3">i</text:span></text:span><text:span text:style-name="o"><text:span text:style-name="T3">=</text:span></text:span><text:span text:style-name="mi"><text:span text:style-name="T3">1</text:span></text:span><text:span text:style-name="p"><text:span text:style-name="T3">;</text:span></text:span> <text:span text:style-name="n"><text:span text:style-name="T3">i </text:span></text:span><text:span text:style-name="o"><text:span text:style-name="T3">&lt; </text:span></text:span><text:span text:style-name="mi"><text:span text:style-name="T3">4</text:span></text:span><text:span text:style-name="p"><text:span text:style-name="T3">;</text:span></text:span> <text:span text:style-name="n"><text:span text:style-name="T3">i</text:span></text:span><text:span text:style-name="o"><text:span text:style-name="T3">++</text:span></text:span><text:span text:style-name="p"><text:span text:style-name="T3">)</text:span></text:span> <text:span text:style-name="p"><text:span text:style-name="T3">{</text:span></text:span> <text:span text:style-name="k"><text:span text:style-name="T3">%&gt;</text:span></text:span></text:p>
            <text:p text:style-name="P1"><text:s text:c="4"/><text:span text:style-name="nt"><text:span text:style-name="T3">&lt;p&gt;</text:span></text:span>This number is <text:span text:style-name="k"><text:span text:style-name="T3">&lt;%=</text:span></text:span> <text:span text:style-name="n"><text:span text:style-name="T3">i</text:span></text:span> <text:span text:style-name="k"><text:span text:style-name="T3">%&gt;</text:span></text:span>.<text:span text:style-name="nt"><text:span text:style-name="T3">&lt;/p&gt;</text:span></text:span></text:p>
            <text:p text:style-name="P1"><text:span text:style-name="k"><text:span text:style-name="T3">&lt;%</text:span></text:span> <text:span text:style-name="p"><text:span text:style-name="T3">}</text:span></text:span> <text:span text:style-name="k"><text:span text:style-name="T3">%&gt;</text:span></text:span></text:p>
            <text:p text:style-name="P1"><text:span text:style-name="nt"><text:span text:style-name="T3">&lt;p&gt;</text:span></text:span>OK.<text:span text:style-name="nt"><text:span text:style-name="T3">&lt;/p&gt;</text:span></text:span></text:p>
          </table:table-cell>
        </table:table-row>
      </table:table>
      <text:h text:style-name="P3" text:outline-level="2"><text:bookmark-end text:name="OLE_LINK1"/><text:span text:style-name="nt"><text:span text:style-name="T3"/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hljs-keyword" style:family="text" style:parent-style-name="Default_20_Paragraph_20_Font"/>
    <style:style style:name="hljs-built_5f_in" style:display-name="hljs-built_in" style:family="text" style:parent-style-name="Default_20_Paragraph_20_Font"/>
    <style:style style:name="hljs-variable" style:family="text" style:parent-style-name="Default_20_Paragraph_20_Font"/>
    <style:style style:name="hljs-string" style:family="text" style:parent-style-name="Default_20_Paragraph_20_Font"/>
    <style:style style:name="nt" style:family="text" style:parent-style-name="Default_20_Paragraph_20_Font"/>
    <style:style style:name="k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n" style:family="text" style:parent-style-name="Default_20_Paragraph_20_Font"/>
    <style:style style:name="o" style:family="text" style:parent-style-name="Default_20_Paragraph_20_Font"/>
    <style:style style:name="mi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23cm" fo:margin-bottom="0.385cm" fo:margin-left="0.582cm" fo:margin-right="0.7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5T13:26:27.835000000</meta:creation-date>
    <dc:date>2022-01-15T14:17:35.543000000</dc:date>
    <meta:editing-duration>PT51M3S</meta:editing-duration>
    <meta:editing-cycles>9</meta:editing-cycles>
    <meta:generator>LibreOffice/7.2.5.2$Windows_X86_64 LibreOffice_project/499f9727c189e6ef3471021d6132d4c694f357e5</meta:generator>
    <meta:document-statistic meta:table-count="3" meta:image-count="0" meta:object-count="0" meta:page-count="1" meta:paragraph-count="49" meta:word-count="163" meta:character-count="1572" meta:non-whitespace-character-count="1186"/>
  </office:meta>
</office:document-meta>
</file>